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ub_20_judul_20_isi_20_A">
      <style:text-properties style:font-name="Times New Roman1"/>
    </style:style>
    <style:style style:name="P4" style:family="paragraph" style:parent-style-name="sub_20_judul_20_isi_20_A">
      <style:paragraph-properties>
        <style:tab-stops>
          <style:tab-stop style:position="0.9cm"/>
        </style:tab-stops>
      </style:paragraph-properties>
      <style:text-properties officeooo:paragraph-rsid="003b9bf7"/>
    </style:style>
    <style:style style:name="P5" style:family="paragraph" style:parent-style-name="sub_20_judul_20_isi_20_A">
      <style:paragraph-properties>
        <style:tab-stops>
          <style:tab-stop style:position="0.9cm"/>
        </style:tab-stops>
      </style:paragraph-properties>
      <style:text-properties officeooo:paragraph-rsid="003c6e98"/>
    </style:style>
    <style:style style:name="P6" style:family="paragraph" style:parent-style-name="sub_20_judul_20_isi_20_A">
      <style:paragraph-properties>
        <style:tab-stops>
          <style:tab-stop style:position="0.9cm"/>
        </style:tab-stops>
      </style:paragraph-properties>
      <style:text-properties officeooo:paragraph-rsid="003e20fd"/>
    </style:style>
    <style:style style:name="P7" style:family="paragraph" style:parent-style-name="sub_20_judul_20_isi_20_A">
      <style:paragraph-properties>
        <style:tab-stops/>
      </style:paragraph-properties>
      <style:text-properties officeooo:paragraph-rsid="003c6e98"/>
    </style:style>
    <style:style style:name="P8" style:family="paragraph" style:parent-style-name="sub_20_judul_20_isi_20_A" style:master-page-name="">
      <loext:graphic-properties draw:fill="none"/>
      <style:paragraph-properties fo:margin-left="0.499cm" fo:margin-right="0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1"/>
    </style:style>
    <style:style style:name="P9" style:family="paragraph" style:parent-style-name="sub_20_judul_20_isi_20_A">
      <loext:graphic-properties draw:fill="none"/>
      <style:paragraph-properties fo:margin-left="0.499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1" fo:font-weight="bold" style:font-weight-asian="bold" style:font-weight-complex="bold"/>
    </style:style>
    <style:style style:name="P10" style:family="paragraph" style:parent-style-name="sub_20_judul_20_isi_20_A">
      <loext:graphic-properties draw:fill="none"/>
      <style:paragraph-properties fo:margin-left="0.499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1"/>
    </style:style>
    <style:style style:name="P11" style:family="paragraph" style:parent-style-name="sub_20_judul_20_isi_20_A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1"/>
    </style:style>
    <style:style style:name="P12" style:family="paragraph" style:parent-style-name="sub_20_judul_20_A.">
      <style:text-properties style:font-name="Times New Roman1"/>
    </style:style>
    <style:style style:name="P13" style:family="paragraph" style:parent-style-name="sub_20_judul_20_A.">
      <style:text-properties style:font-name="Times New Roman1" fo:font-size="12pt" officeooo:paragraph-rsid="00038234" style:font-size-asian="12pt" style:font-size-complex="12pt"/>
    </style:style>
    <style:style style:name="P14" style:family="paragraph" style:parent-style-name="sub_20_judul_20_A.">
      <style:text-properties style:font-name="Times New Roman1" fo:font-size="12pt" officeooo:paragraph-rsid="003a1974" style:font-size-asian="12pt" style:font-size-complex="12pt"/>
    </style:style>
    <style:style style:name="P15" style:family="paragraph" style:parent-style-name="sub_20_judul_20_A.">
      <style:text-properties style:font-name="Times New Roman1" fo:font-size="12pt" officeooo:paragraph-rsid="003b9bf7" style:font-size-asian="12pt" style:font-size-complex="12pt"/>
    </style:style>
    <style:style style:name="P16" style:family="paragraph" style:parent-style-name="Standard" style:list-style-name="" style:master-page-name="Halaman_20_BAB">
      <style:paragraph-properties fo:margin-top="0cm" fo:margin-bottom="0cm" loext:contextual-spacing="false" fo:line-height="150%" fo:text-align="center" style:justify-single-word="false" style:page-number="1"/>
      <style:text-properties style:font-name="Times New Roman1" fo:font-size="12pt" fo:font-weight="bold" officeooo:paragraph-rsid="00038234" style:font-size-asian="12pt" style:font-weight-asian="bold" style:font-size-complex="12pt" style:font-weight-complex="bold"/>
    </style:style>
    <style:style style:name="P17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Times New Roman1" fo:font-size="12pt" fo:font-weight="bold" officeooo:paragraph-rsid="00038234" style:font-size-asian="12pt" style:font-weight-asian="bold" style:font-size-complex="12pt" style:font-weight-complex="bold"/>
    </style:style>
    <style:style style:name="P18" style:family="paragraph" style:parent-style-name="sub_20_judul_20_A." style:list-style-name="WWNum12" style:master-page-name="">
      <loext:graphic-properties draw:fill="none"/>
      <style:paragraph-properties fo:margin-left="1.3cm" fo:margin-right="0cm" fo:line-height="150%" fo:text-align="start" style:justify-single-word="false" fo:text-indent="-0.801cm" style:auto-text-indent="false" style:page-number="auto" fo:background-color="transparent">
        <style:tab-stops/>
      </style:paragraph-properties>
      <style:text-properties style:font-name="Times New Roman1" fo:font-weight="bold" officeooo:rsid="0021a9c4" officeooo:paragraph-rsid="0021a9c4" style:font-weight-asian="bold" style:font-weight-complex="bold"/>
    </style:style>
    <style:style style:name="P19" style:family="paragraph" style:parent-style-name="sub_20_judul_20_A." style:list-style-name="WWNum12" style:master-page-name="">
      <loext:graphic-properties draw:fill="none"/>
      <style:paragraph-properties fo:margin-left="1.3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1"/>
    </style:style>
    <style:style style:name="P20" style:family="paragraph" style:parent-style-name="sub_20_judul_20_isi_20_A" style:list-style-name="L1">
      <style:text-properties style:font-name="Times New Roman1" fo:font-size="12pt" officeooo:paragraph-rsid="00038234" style:font-size-asian="12pt" style:font-size-complex="12pt"/>
    </style:style>
    <style:style style:name="P21" style:family="paragraph" style:parent-style-name="sub_20_judul_20_isi_20_A" style:list-style-name="WWNum9" style:master-page-name="">
      <loext:graphic-properties draw:fill="none"/>
      <style:paragraph-properties fo:margin-left="1.199cm" fo:margin-right="0cm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Times New Roman1" fo:font-style="normal" officeooo:paragraph-rsid="0028080f" style:font-style-asian="normal" style:font-style-complex="normal"/>
    </style:style>
    <style:style style:name="P22" style:family="paragraph" style:parent-style-name="sub_20_judul_20_isi_20_A" style:list-style-name="WWNum10" style:master-page-name="">
      <loext:graphic-properties draw:fill="none"/>
      <style:paragraph-properties fo:margin-left="1.199cm" fo:margin-right="0cm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Times New Roman1"/>
    </style:style>
    <style:style style:name="P23" style:family="paragraph" style:parent-style-name="sub_20_judul_20_isi_20_A" style:list-style-name="WWNum11" style:master-page-name="">
      <loext:graphic-properties draw:fill="none"/>
      <style:paragraph-properties fo:margin-left="1.199cm" fo:margin-right="0cm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Times New Roman1"/>
    </style:style>
    <style:style style:name="P24" style:family="paragraph" style:parent-style-name="sub_20_judul_20_isi_20_A" style:list-style-name="WWNum9">
      <loext:graphic-properties draw:fill="none"/>
      <style:paragraph-properties fo:margin-left="1.199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 officeooo:paragraph-rsid="00353523"/>
    </style:style>
    <style:style style:name="P25" style:family="paragraph" style:parent-style-name="sub_20_judul_20_isi_20_A" style:list-style-name="WWNum10">
      <loext:graphic-properties draw:fill="none"/>
      <style:paragraph-properties fo:margin-left="1.199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/>
    </style:style>
    <style:style style:name="P26" style:family="paragraph" style:parent-style-name="sub_20_judul_20_isi_20_A" style:list-style-name="WWNum11">
      <loext:graphic-properties draw:fill="none"/>
      <style:paragraph-properties fo:margin-left="1.199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/>
    </style:style>
    <style:style style:name="P27" style:family="paragraph" style:parent-style-name="sub_20_judul_20_isi_20_A" style:list-style-name="WWNum9">
      <loext:graphic-properties draw:fill="none"/>
      <style:paragraph-properties fo:margin-left="1.199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 officeooo:rsid="0028080f" officeooo:paragraph-rsid="0028080f"/>
    </style:style>
    <style:style style:name="P28" style:family="paragraph" style:parent-style-name="sub_20_judul_20_isi_20_A" style:list-style-name="WWNum10">
      <loext:graphic-properties draw:fill="none"/>
      <style:paragraph-properties fo:margin-left="1.199cm" fo:margin-right="0cm" fo:line-height="150%" fo:text-align="justify" style:justify-single-word="false" fo:text-indent="-0.7cm" style:auto-text-indent="false" fo:background-color="transparent">
        <style:tab-stops/>
      </style:paragraph-properties>
    </style:style>
    <style:style style:name="P29" style:family="paragraph" style:parent-style-name="sub_20_judul_20_isi_20_A" style:list-style-name="WWNum13" style:master-page-name="">
      <loext:graphic-properties draw:fill="none"/>
      <style:paragraph-properties fo:margin-left="2cm" fo:margin-right="0cm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Times New Roman1"/>
    </style:style>
    <style:style style:name="P30" style:family="paragraph" style:parent-style-name="sub_20_judul_20_isi_20_A" style:list-style-name="WWNum14" style:master-page-name="">
      <loext:graphic-properties draw:fill="none"/>
      <style:paragraph-properties fo:margin-left="2cm" fo:margin-right="0cm" fo:line-height="150%" fo:text-align="justify" style:justify-single-word="false" fo:text-indent="-0.7cm" style:auto-text-indent="false" style:page-number="auto" fo:background-color="transparent">
        <style:tab-stops/>
      </style:paragraph-properties>
      <style:text-properties style:font-name="Times New Roman1"/>
    </style:style>
    <style:style style:name="P31" style:family="paragraph" style:parent-style-name="sub_20_judul_20_isi_20_A" style:list-style-name="WWNum13">
      <loext:graphic-properties draw:fill="none"/>
      <style:paragraph-properties fo:margin-left="2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/>
    </style:style>
    <style:style style:name="P32" style:family="paragraph" style:parent-style-name="sub_20_judul_20_isi_20_A" style:list-style-name="WWNum14">
      <loext:graphic-properties draw:fill="none"/>
      <style:paragraph-properties fo:margin-left="2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/>
    </style:style>
    <style:style style:name="P33" style:family="paragraph" style:parent-style-name="sub_20_judul_20_isi_20_A" style:list-style-name="WWNum14">
      <loext:graphic-properties draw:fill="none"/>
      <style:paragraph-properties fo:margin-left="2cm" fo:margin-right="0cm" fo:line-height="150%" fo:text-align="justify" style:justify-single-word="false" fo:text-indent="-0.7cm" style:auto-text-indent="false" fo:background-color="transparent">
        <style:tab-stops/>
      </style:paragraph-properties>
      <style:text-properties style:font-name="Times New Roman1" officeooo:paragraph-rsid="0022a9c0"/>
    </style:style>
    <style:style style:name="T1" style:family="text">
      <style:text-properties officeooo:rsid="00107efc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28080f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officeooo:rsid="0020baa4"/>
    </style:style>
    <style:style style:name="T6" style:family="text">
      <style:text-properties fo:font-size="12pt" style:font-size-asian="12pt" style:font-name-complex="Times New Roman2" style:font-size-complex="12pt"/>
    </style:style>
    <style:style style:name="T7" style:family="text">
      <style:text-properties fo:font-size="12pt" officeooo:rsid="0028080f" style:font-size-asian="12pt" style:font-name-complex="Times New Roman2" style:font-size-complex="12pt"/>
    </style:style>
    <style:style style:name="T8" style:family="text">
      <style:text-properties fo:font-size="12pt" officeooo:rsid="00353523" style:font-size-asian="12pt" style:font-name-complex="Times New Roman2" style:font-size-complex="12pt"/>
    </style:style>
    <style:style style:name="T9" style:family="text">
      <style:text-properties fo:font-size="12pt" fo:font-style="italic" style:font-size-asian="12pt" style:font-style-asian="italic" style:font-name-complex="Times New Roman2" style:font-size-complex="12pt"/>
    </style:style>
    <style:style style:name="T10" style:family="text">
      <style:text-properties fo:font-size="12pt" fo:font-style="italic" officeooo:rsid="0028080f" style:font-size-asian="12pt" style:font-style-asian="italic" style:font-name-complex="Times New Roman2" style:font-size-complex="12pt" style:font-style-complex="italic"/>
    </style:style>
    <style:style style:name="T11" style:family="text">
      <style:text-properties fo:font-size="12pt" fo:font-style="italic" officeooo:rsid="002fbcf1" style:font-size-asian="12pt" style:font-style-asian="italic" style:font-name-complex="Times New Roman2" style:font-size-complex="12pt" style:font-style-complex="italic"/>
    </style:style>
    <style:style style:name="T12" style:family="text">
      <style:text-properties fo:font-size="12pt" fo:font-style="italic" officeooo:rsid="00305dc6" style:font-size-asian="12pt" style:font-style-asian="italic" style:font-name-complex="Times New Roman2" style:font-size-complex="12pt" style:font-style-complex="italic"/>
    </style:style>
    <style:style style:name="T13" style:family="text">
      <style:text-properties fo:font-size="12pt" fo:font-style="italic" officeooo:rsid="0028080f" style:font-size-asian="12pt" style:font-style-asian="italic" style:font-name-complex="Times New Roman2" style:font-size-complex="12pt"/>
    </style:style>
    <style:style style:name="T14" style:family="text">
      <style:text-properties fo:font-size="12pt" fo:font-style="normal" officeooo:rsid="0028080f" style:font-size-asian="12pt" style:font-style-asian="normal" style:font-name-complex="Times New Roman2" style:font-size-complex="12pt" style:font-style-complex="normal"/>
    </style:style>
    <style:style style:name="T15" style:family="text">
      <style:text-properties officeooo:rsid="0022a9c0"/>
    </style:style>
    <style:style style:name="T16" style:family="text">
      <style:text-properties fo:font-style="italic" style:font-style-asian="italic" style:font-name-complex="Times New Roman2" style:font-style-complex="italic"/>
    </style:style>
    <style:style style:name="T17" style:family="text">
      <style:text-properties fo:font-style="italic" officeooo:rsid="003bb5d8" style:font-style-asian="italic" style:font-name-complex="Times New Roman2" style:font-style-complex="italic"/>
    </style:style>
    <style:style style:name="T18" style:family="text">
      <style:text-properties fo:font-style="italic" officeooo:rsid="003be418" style:font-style-asian="italic" style:font-name-complex="Times New Roman2" style:font-style-complex="italic"/>
    </style:style>
    <style:style style:name="T19" style:family="text">
      <style:text-properties fo:font-style="italic" officeooo:rsid="003c6e98" style:font-style-asian="italic" style:font-name-complex="Times New Roman2" style:font-style-complex="italic"/>
    </style:style>
    <style:style style:name="T20" style:family="text">
      <style:text-properties fo:font-style="italic" officeooo:rsid="003db093" style:font-style-asian="italic" style:font-name-complex="Times New Roman2" style:font-style-complex="italic"/>
    </style:style>
    <style:style style:name="T21" style:family="text">
      <style:text-properties fo:font-style="italic" officeooo:rsid="003e20fd" style:font-style-asian="italic" style:font-name-complex="Times New Roman2" style:font-style-complex="italic"/>
    </style:style>
    <style:style style:name="T22" style:family="text">
      <style:text-properties fo:font-style="italic" officeooo:rsid="0041827f" style:font-style-asian="italic" style:font-name-complex="Times New Roman2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8080f" style:font-style-asian="italic" style:font-style-complex="italic"/>
    </style:style>
    <style:style style:name="T25" style:family="text">
      <style:text-properties fo:font-style="italic" officeooo:rsid="0029ce57" style:font-style-asian="italic" style:font-style-complex="italic"/>
    </style:style>
    <style:style style:name="T26" style:family="text">
      <style:text-properties fo:font-style="italic" officeooo:rsid="00305dc6" style:font-style-asian="italic" style:font-style-complex="italic"/>
    </style:style>
    <style:style style:name="T27" style:family="text">
      <style:text-properties fo:font-style="italic" fo:font-weight="bold" officeooo:rsid="003db093" style:font-style-asian="italic" style:font-weight-asian="bold" style:font-name-complex="Times New Roman2" style:font-style-complex="italic" style:font-weight-complex="bold"/>
    </style:style>
    <style:style style:name="T28" style:family="text">
      <style:text-properties fo:font-style="normal" officeooo:rsid="003bb5d8" style:font-style-asian="normal" style:font-name-complex="Times New Roman2" style:font-style-complex="normal"/>
    </style:style>
    <style:style style:name="T29" style:family="text">
      <style:text-properties fo:font-style="normal" officeooo:rsid="003be418" style:font-style-asian="normal" style:font-name-complex="Times New Roman2" style:font-style-complex="normal"/>
    </style:style>
    <style:style style:name="T30" style:family="text">
      <style:text-properties fo:font-style="normal" officeooo:rsid="003c6e98" style:font-style-asian="normal" style:font-name-complex="Times New Roman2" style:font-style-complex="normal"/>
    </style:style>
    <style:style style:name="T31" style:family="text">
      <style:text-properties fo:font-style="normal" officeooo:rsid="003db093" style:font-style-asian="normal" style:font-name-complex="Times New Roman2" style:font-style-complex="normal"/>
    </style:style>
    <style:style style:name="T32" style:family="text">
      <style:text-properties fo:font-style="normal" officeooo:rsid="003e20fd" style:font-style-asian="normal" style:font-name-complex="Times New Roman2" style:font-style-complex="normal"/>
    </style:style>
    <style:style style:name="T33" style:family="text">
      <style:text-properties fo:font-style="normal" officeooo:rsid="0041827f" style:font-style-asian="normal" style:font-name-complex="Times New Roman2" style:font-style-complex="normal"/>
    </style:style>
    <style:style style:name="T34" style:family="text">
      <style:text-properties fo:font-style="normal" officeooo:rsid="0028080f" style:font-style-asian="normal" style:font-style-complex="normal"/>
    </style:style>
    <style:style style:name="T35" style:family="text">
      <style:text-properties fo:font-style="normal" fo:font-weight="bold" officeooo:rsid="003db093" style:font-style-asian="normal" style:font-weight-asian="bold" style:font-name-complex="Times New Roman2" style:font-style-complex="normal" style:font-weight-complex="bold"/>
    </style:style>
    <style:style style:name="T36" style:family="text">
      <style:text-properties style:font-name-complex="Times New Roman2"/>
    </style:style>
    <style:style style:name="T37" style:family="text">
      <style:text-properties officeooo:rsid="0038c3e1" style:font-name-complex="Times New Roman2"/>
    </style:style>
    <style:style style:name="T38" style:family="text">
      <style:text-properties officeooo:rsid="0039dd00" style:font-name-complex="Times New Roman2"/>
    </style:style>
    <style:style style:name="T39" style:family="text">
      <style:text-properties officeooo:rsid="003b9bf7" style:font-name-complex="Times New Roman2"/>
    </style:style>
    <style:style style:name="T40" style:family="text">
      <style:text-properties officeooo:rsid="003bb5d8" style:font-name-complex="Times New Roman2"/>
    </style:style>
    <style:style style:name="T41" style:family="text">
      <style:text-properties officeooo:rsid="0028080f"/>
    </style:style>
    <style:style style:name="T42" style:family="text">
      <style:text-properties officeooo:rsid="0029ce57"/>
    </style:style>
    <style:style style:name="T43" style:family="text">
      <style:text-properties officeooo:rsid="002e6990"/>
    </style:style>
    <style:style style:name="T44" style:family="text">
      <style:text-properties officeooo:rsid="00305dc6"/>
    </style:style>
    <style:style style:name="T45" style:family="text">
      <style:text-properties officeooo:rsid="00353523"/>
    </style:style>
    <style:style style:name="T46" style:family="text">
      <style:text-properties officeooo:rsid="0038c3e1"/>
    </style:style>
    <style:style style:name="T47" style:family="text">
      <style:text-properties officeooo:rsid="0039dd00"/>
    </style:style>
    <style:style style:name="T48" style:family="text">
      <style:text-properties officeooo:rsid="003fc2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AB I</text:h>
      <text:h text:style-name="P17" text:outline-level="1">PENDAHULUAN</text:h>
      <text:p text:style-name="P13"/>
      <text:p text:style-name="P15">A. Latar Belakang Masalah</text:p>
      <text:p text:style-name="P4"><text:s text:c="4"/><text:tab/>Universitas Banten Jaya (UNBAJA) merupakan salah satu <text:span text:style-name="T48">Perguruan Tinggi Swasta</text:span> yang ada di <text:span text:style-name="T47">k</text:span>ota Serang, Banten. Universitas Banten Jaya secara resmi didirikan tepatnya pada tanggal 2 Agustus 2011 melalui SK Mentri Pendidikan Nasional Republik Indonesia No 158/E/O/2011 yang diselenggarakan oleh Yayasan Banten Jaya Berkarakter. Universitas Banten Jaya dipimpin oleh <text:span text:style-name="T47">r</text:span>ektor Dr. Sudaryono S.S, M.Pd yang memiliki 3 Fakultas dan 11 Program Studi. <text:span text:style-name="T46">Dalam lima tahun terakhir tahun terakhir Universitas Banten Jaya telah berhasil menghasilkan ribuan lulusan yang sudah bekerja di instansi pemerintahan, perusahaan swasta, pabrik, dan instansi lainnya.</text:span></text:p>
      <text:p text:style-name="P7"><text:span text:style-name="T46"><text:s text:c="7"/>S</text:span><text:span text:style-name="T37">alah satu kriteria yang menjadi tolok ukur keberhasilan </text:span><text:span text:style-name="T39">pendidikan yang diselenggarakan </text:span><text:span text:style-name="T37">perguruan tinggi</text:span><text:span text:style-name="T38"> </text:span><text:span text:style-name="T36">adalah tingkat keberhasilan mahasiswa setelah lulus dan berada di dunia kerja. </text:span><text:span text:style-name="T16">Tracer Study</text:span><text:span text:style-name="T36"> dapat digunakan untuk mengetahui keberhasilan proses pendidikan terhadap anak didiknya. </text:span><text:span text:style-name="T40">Berdasarkan wawancara dengan kepala bagian kemahasiswaan Universitas Banten Jaya masalah yang dialami pada saat pendataan alumni adalah masih menggunakan cara konvensional dengan menyebarkan formulir </text:span><text:span text:style-name="T17">tracer study </text:span><text:span text:style-name="T28">kepada lulusan </text:span><text:span text:style-name="T33">pada saat acara wisuda atau ketika sedang berlangsung sebuah </text:span><text:span text:style-name="T22">event </text:span><text:span text:style-name="T33">yang melibatkan alumni</text:span><text:span text:style-name="T28">, </text:span><text:span text:style-name="T33">dan penyebaran informasi masih terbatas dengan grup media sosial</text:span><text:span text:style-name="T28">. </text:span><text:span text:style-name="T29">Menggunakan cara – cara seperti itu memiliki beberapa resiko diantaranya berkas yang berupa kertas rawan kerusakan dan kotor, respon yang kurang jika melalui </text:span><text:span text:style-name="T33">grup media sosial, dan tidak terinstegrasi dengan pihak dari lembaga resmi</text:span><text:span text:style-name="T30">.</text:span></text:p>
      <text:p text:style-name="P5"><text:span text:style-name="T30"><text:s text:c="5"/><text:tab/>Berdasarkan kendala yang didapat pada saat proses pendataan alumni, maka dibuatlah sarana untuk mendapatkan data alumni dengan menggunakan teknologi </text:span><text:span text:style-name="T19">website</text:span><text:span text:style-name="T18">. </text:span><text:span text:style-name="T30">Dengan teknologi </text:span><text:span text:style-name="T19">website </text:span><text:span text:style-name="T30"><text:s/>pendataan alumni akan lebih </text:span><text:soft-page-break/><text:span text:style-name="T30">mudah, murah, mempersingkat waktu, dan pengelolaan data yang lebih terorganisir dibandingkan dengan sistem yang masih menggunakan cara konvensional yang belum terorganisir dengan baik. </text:span><text:span text:style-name="T31">Penggunaan website untuk mendapatkan data alumni juga harus diuji kelayakanya agar sistem dapat digunakan secara layak oleh pengguna. Ada beberapa cara metode pengujian </text:span><text:span text:style-name="T20">software </text:span><text:span text:style-name="T31">dalam menetapkan kelayakan suatu software, dalam hal ini penulisan menggunakan metode ISO 9126 dan menggunakan metode </text:span><text:span text:style-name="T20">waterfall</text:span><text:span text:style-name="T31"> dalam pengembangan sistemnya.</text:span></text:p>
      <text:p text:style-name="P6"><text:span text:style-name="T31"><text:s text:c="7"/>Berdasarkan uraian diatas penulis akan membuat skripsi dengan judul “</text:span><text:span text:style-name="T35">Sistem Informasi </text:span><text:span text:style-name="T27">Tracer Study</text:span><text:span text:style-name="T35"> Pada Universitas Banten jaya</text:span><text:span text:style-name="T31">” </text:span><text:span text:style-name="T32">dengan menggunakan bahasa pemrogramman PHP, </text:span><text:span text:style-name="T21">codeigniter </text:span><text:span text:style-name="T32">sebagai framework dan </text:span><text:span text:style-name="T21">MySQL </text:span><text:span text:style-name="T32">sebagai basis data.</text:span></text:p>
      <text:p text:style-name="P6"><text:span text:style-name="T28"><text:s text:c="5"/></text:span><text:span text:style-name="T4"><text:s text:c="6"/></text:span></text:p>
      <text:p text:style-name="P14">B. Identifikasi Masalah </text:p>
      <text:p text:style-name="sub_20_judul_20_isi_20_A"><text:s text:c="3"/>Berdasarkan uraian latar belakang masalah tersebut, maka dapat di identifikasi beberapa masalah sebagai berikut :</text:p>
      <text:list xml:id="list69092406" text:style-name="WWNum9">
        <text:list-item>
          <text:p text:style-name="P21"><text:span text:style-name="T7">Proses </text:span><text:span text:style-name="T10">Tracer Study</text:span><text:span text:style-name="T7"> belum maksimal hasilnya, karena </text:span><text:span text:style-name="T8">i</text:span><text:span text:style-name="T7">nstrumen belum terintegrasi dalam </text:span><text:span text:style-name="T8">s</text:span><text:span text:style-name="T7">istem yang berbasis </text:span><text:span text:style-name="T8">k</text:span><text:span text:style-name="T7">omputer.</text:span></text:p>
        </text:list-item>
        <text:list-item>
          <text:p text:style-name="P24"><text:span text:style-name="T23">Feedback</text:span> dari lulusan kesulitan dalam memperolehnya, dan belum bisa terdistribusi secara <text:span text:style-name="T45">t</text:span>ransparan.</text:p>
        </text:list-item>
        <text:list-item>
          <text:p text:style-name="P27">Belum tersedianya <text:span text:style-name="T45">m</text:span>edia yang baku untuk alumni dalam <text:span text:style-name="T23">share</text:span> <text:span text:style-name="T45">i</text:span>nformasi <text:span text:style-name="T45">l</text:span>owongan kerja.</text:p>
        </text:list-item>
      </text:list>
      <text:p text:style-name="P13">C. <text:span text:style-name="T43">B</text:span>atasan Masalah</text:p>
      <text:p text:style-name="P3"><text:s text:c="6"/>Dari latar belakang yang ditulis, maka penulis menentukan batasan masalah sebagai berikut :</text:p>
      <text:list xml:id="list47988862" text:style-name="WWNum10">
        <text:list-item>
          <text:p text:style-name="P22"><text:span text:style-name="T6">Aplikasi </text:span><text:span text:style-name="T9">Tracer Study </text:span><text:span text:style-name="T6">dibangun hanya dikhususkan bagi alumni mahasiswa Universitas Banten Jaya.</text:span></text:p>
        </text:list-item>
        <text:list-item>
          <text:p text:style-name="P25"><text:span text:style-name="T6">Aplikasi ini menghasilkan laporan dari </text:span><text:span text:style-name="T11">T</text:span><text:span text:style-name="T9">racer </text:span><text:span text:style-name="T12">S</text:span><text:span text:style-name="T9">tudy </text:span><text:span text:style-name="T6">alumni sesuai dengan format yang ditentukan berupa tabel dan grafik.</text:span></text:p>
        </text:list-item>
        <text:list-item>
          <text:p text:style-name="P25"><text:soft-page-break/>Masalah yang dibahas hanya mengenai pendataan alumni <text:span text:style-name="T41">dan informasi lowongan pekerjaan</text:span> <text:span text:style-name="T41">bagi alumni Univeristas Banten Jaya.</text:span></text:p>
        </text:list-item>
        <text:list-item>
          <text:p text:style-name="P28"><text:span text:style-name="halaman_20_bab"><text:span text:style-name="T2">Aplikasi ini dibangun menggunakan </text:span></text:span><text:span text:style-name="halaman_20_bab"><text:span text:style-name="T3">Framework Codeigniter versi 3.1.9</text:span></text:span><text:span text:style-name="halaman_20_bab"><text:span text:style-name="T2"> dan databasenya menggunakan MySQLi.</text:span></text:span></text:p>
        </text:list-item>
      </text:list>
      <text:p text:style-name="P12">D. <text:span text:style-name="T43">R</text:span>umusan masalah</text:p>
      <text:p text:style-name="P3"><text:tab/>Dari identifikasi masalah tersebut, maka dapat dirumuskan beberapa permasalahannya diantarannya :</text:p>
      <text:list xml:id="list2141776179" text:style-name="WWNum11">
        <text:list-item>
          <text:p text:style-name="P23"><text:span text:style-name="T6">Bagaimana membangun sistem informasi </text:span><text:span text:style-name="T12">T</text:span><text:span text:style-name="T9">racer </text:span><text:span text:style-name="T12">S</text:span><text:span text:style-name="T9">tudy </text:span><text:span text:style-name="T14">agar</text:span><text:span text:style-name="T13"> </text:span><text:span text:style-name="T6">Universitas Banten Jaya </text:span><text:span text:style-name="T7">dapat melakukan pelacakan terhadap alumni </text:span><text:span text:style-name="T6">?</text:span></text:p>
        </text:list-item>
        <text:list-item>
          <text:p text:style-name="P26">Bagaimana <text:span text:style-name="T41">membangun sistem infromasi </text:span><text:span text:style-name="T24">T</text:span><text:span text:style-name="T25">racer </text:span><text:span text:style-name="T26">S</text:span><text:span text:style-name="T25">tudy</text:span><text:span text:style-name="T41"> sebagai </text:span><text:span text:style-name="T24">feedback </text:span><text:span text:style-name="T34">bagi Universitas Banten Jaya untuk pengembangan kedepan </text:span>?</text:p>
        </text:list-item>
        <text:list-item>
          <text:p text:style-name="P26">Bagaimana membangun <text:span text:style-name="T42">sistem informasi yang dapat memberikan informasi lowongan pekerjaan bagi alumni</text:span> ?</text:p>
        </text:list-item>
      </text:list>
      <text:list xml:id="list605680343" text:style-name="L1">
        <text:list-header>
          <text:p text:style-name="P20"/>
        </text:list-header>
      </text:list>
      <text:p text:style-name="P12">E. <text:span text:style-name="T5">Tujuan dan</text:span> M<text:span text:style-name="T1">a</text:span>nfaat Penelitian</text:p>
      <text:list xml:id="list1715369323" text:style-name="WWNum12">
        <text:list-item>
          <text:p text:style-name="P18">Tujuan Penelitian</text:p>
        </text:list-item>
      </text:list>
      <text:p text:style-name="P11"><text:tab/>Berdasarkan batasan masalah diatas, maka tujuan dari penelitian ini adalah <text:s/>:</text:p>
      <text:list xml:id="list3437848180" text:style-name="WWNum13">
        <text:list-item>
          <text:p text:style-name="P29"><text:span text:style-name="T6">Membangun sistem informasi </text:span><text:span text:style-name="T12">Tracer Study</text:span><text:span text:style-name="T6"> atau penelusuran alumni Universitas Banten Jaya berbasis untuk para alumni.</text:span></text:p>
        </text:list-item>
        <text:list-item>
          <text:p text:style-name="P31">Membangun sistem yang dapat mempermudah kampus untuk memperoleh <text:span text:style-name="T44">informasi</text:span> alumni yang sudah berada di dunia kerja.</text:p>
        </text:list-item>
        <text:list-item>
          <text:p text:style-name="P31"><text:span text:style-name="T6">Pihak kampus mendapatkan </text:span><text:span text:style-name="T9">feedback </text:span><text:span text:style-name="T6">dari para alumni yang sudah berada di dunia kerja.</text:span></text:p>
        </text:list-item>
      </text:list>
      <text:list xml:id="list150514371798925" text:continue-list="list1715369323" text:style-name="WWNum12">
        <text:list-item>
          <text:p text:style-name="P19">Manfaat Penelitian</text:p>
        </text:list-item>
      </text:list>
      <text:p text:style-name="P11"><text:tab/>Penelitian ini diharapkan dapat bermanfaat bagi semua orang yang membutuhkannya. Adapaun manfaat penelitian yang dimaksud adalah sebagai berikut <text:s/>:</text:p>
      <text:list xml:id="list452784589" text:style-name="WWNum14">
        <text:list-item>
          <text:p text:style-name="P30">Sebagai sarana informasi mengenai penelusuran alumni yang ada pada Universitas Banten Jaya.</text:p>
        </text:list-item>
        <text:list-item>
          <text:p text:style-name="P32"><text:soft-page-break/><text:span text:style-name="T6">Sistem Informasi </text:span><text:span text:style-name="T9">Tracer Study </text:span><text:span text:style-name="T6">diharapkan dapat membantu pihak kampus dalam melakukan pengumpulan data alumni, pengelolaan dan penelusuran data alumni.</text:span></text:p>
        </text:list-item>
        <text:list-item>
          <text:p text:style-name="P32">Sebagai sarana untuk mengetahui gambaran profil, kinerja dan lokasi kerja alumni.</text:p>
        </text:list-item>
        <text:list-item>
          <text:p text:style-name="P33">Sebagai masukan kepada program studi untuk menyesuaikan kurikulum pendidikan <text:span text:style-name="T44">dengan</text:span> dunia pekerjaan.</text:p>
        </text:list-item>
      </text:list>
      <text:p text:style-name="P12">F. Sistematika Penulisan</text:p>
      <text:p text:style-name="P8">Adapun sistematika penelitian penulisan laporan proposal skripsi ini di uraikan menjadi lima bab yaitu :</text:p>
      <text:p text:style-name="P9">BAB <text:span text:style-name="T15">I</text:span><text:tab/> Pendahuluan</text:p>
      <text:p text:style-name="P10">Pada bab ini menjelaskan latar belakang masalah, identifikasi masalah, rumusan masalah, batasan masalah, tujuan dan manfaat penelitian, metodologi penelitian, dan sistematika penulisan.</text:p>
      <text:p text:style-name="P9">BAB II Deskripisi Teoritik dan Kerangka Berpikir</text:p>
      <text:p text:style-name="P10"><text:span text:style-name="T6">Pada bab ini menjelaskan teori-teori yang berhubungan dengan topik dan digunakan dalam pembahasan Proposal / Skripsi. Menjelaskan secara ringkas penelitian sebelumnya, terutama jurnal dengan minimal 5 judul yang telah di </text:span><text:span text:style-name="T9">publish</text:span><text:span text:style-name="T6">. Di dalam kerangka berpikir dijelaskan tentang teori-teori dari tema dan menghubungkan keterkaitan antara teori satu dengan lainnya. </text:span></text:p>
      <text:p text:style-name="P9">BAB III Analisis Sistem</text:p>
      <text:p text:style-name="P10">Bab ini menjelaskan lebih detail tentang metode-metode yang digunakan penulis dengan melakukan pengumpulan data maupun pengembangan sistem yang dilakukan dengan penelitian ini.</text:p>
      <text:p text:style-name="P9">BAB IV Rancangan dan Implementasi Sistem</text:p>
      <text:p text:style-name="P10">Pada bab ini menjelaskan mengenai hasil dan perancangan sistem yang terdapat dalam penyusunan skripsi.</text:p>
      <text:p text:style-name="P9">BAB V Penutup</text:p>
      <text:p text:style-name="P10">Bab ini merupakan bab terakhir dalam penulisan skripsi yang berisi tentang hasil dari kesimpulan berdasarkan analisa dan desain sitem yang telah <text:soft-page-break/>dilakukan. Bab ini juga berisi saran secara keseluruhan sehingga sistem yang telah dibuat dapat dikembangkan menjadi sistem yang lebih ba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isi_20_A" style:display-name="sub judul isi A" style:family="paragraph" style:master-page-name="">
      <loext:graphic-properties draw:fill="none" draw:fill-color="#729fcf"/>
      <style:paragraph-properties fo:margin-left="0.499cm" fo:margin-right="0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_20_A." style:display-name="sub judul A.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halaman_20_bab" style:display-name="halaman bab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Numbering_20_Symbols" style:num-prefix="E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16:17.287895911</meta:creation-date>
    <dc:date>2019-07-05T15:05:11.017000000</dc:date>
    <meta:editing-duration>P1DT13H57M19S</meta:editing-duration>
    <meta:editing-cycles>36</meta:editing-cycles>
    <meta:generator>LibreOffice/6.0.4.2$Windows_X86_64 LibreOffice_project/9b0d9b32d5dcda91d2f1a96dc04c645c450872bf</meta:generator>
    <meta:print-date>2019-05-03T11:20:20.505000000</meta:print-date>
    <meta:document-statistic meta:table-count="0" meta:image-count="0" meta:object-count="0" meta:page-count="5" meta:paragraph-count="50" meta:word-count="873" meta:character-count="6498" meta:non-whitespace-character-count="5638"/>
  </office:meta>
</office:document-meta>
</file>